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8386" officeooo:paragraph-rsid="0020838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8386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08386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fo:language="en" fo:country="US" officeooo:rsid="00208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</text:span><text:span text:style-name="T7">8</text:span><text:span text:style-name="T6">th</text:span> of <text:span text:style-name="T5">November</text:span><text:span text:style-name="T4"> </text:span>202<text:span text:style-name="T4">5</text:span> under the <text:span text:style-name="T7">53rd</text:span> PA Meeting.</text:p>
      <text:p text:style-name="P1"/>
      <text:p text:style-name="P1">The Assembly, recognising the current situation,</text:p>
      <text:p text:style-name="P1"/>
      <text:p text:style-name="P4">Constitutes the need to appoint Nicotinhoo to the CotS, as he is one of the most active players and would like to serve the server in any way possible.</text:p>
      <text:p text:style-name="P1"/>
      <text:p text:style-name="P5"><text:span text:style-name="T3">Pre-authorisation as laid down in O-M36-1, A2 // C4.7 was given in “</text:span>CotS-L35-M53-5C Pre-authorisation of M53-5 by LoCotS”, <text:span text:style-name="T7">hence the procedure shall be a majority vote as laid down in C1.13.</text:span></text:p>
      <text:p text:style-name="P1"/>
      <text:p text:style-name="P1">And proceeds.</text:p>
      <text:p text:style-name="P1"/>
      <text:p text:style-name="P1">Signed by,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4: To appoint Nicotinhoo to the 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14:44.116311811</dc:date>
    <meta:editing-duration>PT7M19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94" meta:character-count="558" meta:non-whitespace-character-count="472"/>
  </office:meta>
</office:document-meta>
</file>